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espues de ver el experimento del laberinto</text:p>
      <text:p text:style-name="P1">vuelvo a revisar los elementos que componen el sistema logico.</text:p>
      <text:p text:style-name="P1">es el turno de hablar de "individuos"</text:p>
      <text:p text:style-name="P1">hablaremos de la function que hemos visto que realizan los individuos en esta maquina de calculo.</text:p>
      <text:p text:style-name="P1"/>
      <text:p text:style-name="P1">la idea es contrastar lo que esta maquina sugiere con las ideas que generalmente tenemos acerca de los individuos.</text:p>
      <text:p text:style-name="P1">no olvidemos que el objetivo final del libro es aportar una vision filosofica acerca de la propia existencia, algo espiritual.</text:p>
      <text:p text:style-name="P1"/>
      <text:p text:style-name="P1">lo que intuimos acerca de los individuos y del rol que desempenamos nosotros mismo es algo como,</text:p>
      <text:p text:style-name="P1">el ser humano es mas importante que otras especies.</text:p>
      <text:p text:style-name="P1">la vida no tiene entidad sino que es una caracteristica que anima a los seres vivientes.</text:p>
      <text:p text:style-name="P1">los individuos no tienen otra function mas que vivir sus vidas.</text:p>
      <text:p text:style-name="P1">los individuos son independientes.</text:p>
      <text:p text:style-name="P1"/>
      <text:p text:style-name="P1">la evolucion no existe, es otra teoria que muchas personas comparten. </text:p>
      <text:p text:style-name="P1">aqui hemos visto como sucede. como la experiencia de los individuos afecta el resultado. </text:p>
      <text:p text:style-name="P1">aporta diferencia, alimenta el aprendizaje y hace inevitable la evolucion.</text:p>
      <text:p text:style-name="P1">algo de cada individuo trasciende, algo que Tambien puede verse como una forma de alcanzar la vida eterna.</text:p>
      <text:p text:style-name="P1"/>
      <text:p text:style-name="P1"/>
      <text:p text:style-name="P1">empecemos por crear un parrafo de unas 1200 palabras.</text:p>
      <text:p text:style-name="P1">el borrador es el siguiente:</text:p>
      <text:p text:style-name="P1">'</text:p>
      <text:p text:style-name="P1">el sistema que hemos visto esta formado por individuos.</text:p>
      <text:p text:style-name="P1">no existe ningun otro componente.</text:p>
      <text:p text:style-name="P1"/>
      <text:p text:style-name="P1">el sistema avanza en el calculo generacion tras generacion</text:p>
      <text:p text:style-name="P1">para que el proceso avance es necesario generar nuevos individuos.</text:p>
      <text:p text:style-name="P1">y todos los individuos son diferentes, de este modo no existen dos individuos realizando el mismo trabajo.</text:p>
      <text:p text:style-name="P1"/>
      <text:p text:style-name="P1">en el experimento los individuos han sido reducidos a su forma mas elemental.</text:p>
      <text:p text:style-name="P1">el calculo que hemos realizdo no necesita la gran complejidad de los sistemas que realizan las funciones vitales tales como la obtencion de la energia.</text:p>
      <text:p text:style-name="P1">solo necesita la informacion relacionada con el problema, el metodo de transformacion y el mecanismo de reproduccion.</text:p>
      <text:p text:style-name="P1">todo esto lo aporta el ADN, y por lo tanto los individuos en nuestro experimento podrian ser reducidos solo a eso, ADN reproduciendose.</text:p>
      <text:p text:style-name="P1">esto nos proporciona una vision del individuo minimo necesario.</text:p>
      <text:p text:style-name="P1">y al mismo tiempo nos permite ver como, desde el punto de vista del sistema, no existe diferencia entre individuos de distintas especies.</text:p>
      <text:p text:style-name="P1"/>
      <text:p text:style-name="P1">el experimento nos muestra Tambien como lo realmente importante no es el individuo, sino el sistema.</text:p>
      <text:p text:style-name="P1">vemos Tambien como el sistema puede estar formado por un numero elevado de individuos, y sin embargo, el sistema es uno.</text:p>
      <text:p text:style-name="P1"><text:soft-page-break/></text:p>
      <text:p text:style-name="P1">los individuos son agentes locales, nodos de la red, y cada uno de ellos inicia la exploracion de una nueva rama del espacio de posibilidades.</text:p>
      <text:p text:style-name="P1">asi cuantos mas individuos forman el sistema mas posibilidades son exploradas en paralelo.</text:p>
      <text:p text:style-name="P1">es decir que, la potencia del sistema aumenta proporcionalmente con el numero de individuos.</text:p>
      <text:p text:style-name="P1"/>
      <text:p text:style-name="P1">esto nos muestra que la independencia de los individuos es solo aparente porque todos los individuos son elementos activos del sistema.</text:p>
      <text:p text:style-name="P1"/>
      <text:p text:style-name="P1">por otra parte, el individuo no solo es un componente del sistema, sino que es Tambien el sistema mismo.</text:p>
      <text:p text:style-name="P1">porque basta una sola instancia que se reproduzca para crear el sistema completo, un unico individuo tiene la capacidad de iniciar el proceso.</text:p>
      <text:p text:style-name="P1">como hemos visto, la especie que hemos creado se inicia con un unico individuo, y a partir de este se crea toda la población.</text:p>
      <text:p text:style-name="P1">del mismo modo, cada nuevo individuo es el primero de una nueva especie, de modo que esta población inicial se diversificara formando una biomasa con gran variedad genetica con el tiempo.</text:p>
      <text:p text:style-name="P1">un unico individuo, independientemente de la especie a la que pertenezca, puede crear un mundo, un nuevo universo viviente.</text:p>
      <text:p text:style-name="P1">porque todo el sistema esta codificado en una cadena de ADN.</text:p>
      <text:p text:style-name="P1">Y una cadena de ADN que se reproduce pone en marcha el proceso de la vida.</text:p>
      <text:p text:style-name="P1"/>
      <text:p text:style-name="P1">hemos visto Tambien un ejemplo de aprendizaje y evolucion.</text:p>
      <text:p text:style-name="P1">el ultimo individuo conocia la solucion al problema, el ultimo individuo conocia el camino que va desde la entrada hasta la salida del laberinto.</text:p>
      <text:p text:style-name="P1">esto significa que el ultimo individuo sabe algo que el primero no sabia.</text:p>
      <text:p text:style-name="P1">y esa informacion ha quedado grabada en su ADN.</text:p>
      <text:p text:style-name="P1">el sistema ha aprendido, y Tambien la especie ha evolucionado.</text:p>
      <text:p text:style-name="P1">el ultimo individuo no es igual que el primero.</text:p>
      <text:p text:style-name="P1">y no solo es diferente porque todos lo son.</text:p>
      <text:p text:style-name="P1">sino que tiene un conocimiento nuevo, tal como el que hace que una bacteria sobreviva a un antibiotico.</text:p>
      <text:p text:style-name="P1"/>
      <text:p text:style-name="P1">y este nuevo conocimiento ha sido obtenido por acumulacion de las experiencias de sus antepasados.</text:p>
      <text:p text:style-name="P1">generacion tras generacion los individuos han ido almacenando su vivencia en la cadena de ADN.</text:p>
      <text:p text:style-name="P1">la informacion que tiene el ultimo es el legado de aquellos que lo han precedido.</text:p>
      <text:p text:style-name="P1"/>
      <text:p text:style-name="P1">sus antepasados ya no estan, han sido eliminados del sistema, pero algo de ellos permanece en los individuos que continuan activos.</text:p>
      <text:p text:style-name="P1">su experiencia sobrevive.</text:p>
      <text:p text:style-name="P1">'</text:p>
      <text:p text:style-name="Standard"/>
      <text:p text:style-name="Horizontal_20_Line"/>
      <text:p text:style-name="Standard"/>
      <text:p text:style-name="Standard"/>
      <text:p text:style-name="Standard"/>
      <text:p text:style-name="Standard"/>
      <text:p text:style-name="Standard"/>
      <text:p text:style-name="Standard"><text:soft-page-break/></text:p>
      <text:p text:style-name="Text_20_body">Aquí podemos trabajar con mucha profundidad, Fab.<text:line-break/>Tu borrador ya contiene todas las intuiciones esenciales: la función lógica del individuo, la paradoja entre su aparente independencia y su verdadera naturaleza sistémica, la continuidad entre generaciones, la trascendencia de la experiencia, la evolución como consecuencia inevitable del proceso. Lo que falta es convertir ese material en un texto fluido, claro, filosófico y con la resonancia espiritual que buscas.</text:p>
      <text:p text:style-name="Text_20_body">A continuación te propongo un <text:span text:style-name="Strong_20_Emphasis">texto de unas 1200 palabras</text:span>, completamente reescrito, estructurado y cohesionado, manteniendo tus ideas pero elevándolas a un nivel conceptual y narrativo más potente.</text:p>
      <text:p text:style-name="Horizontal_20_Line"/>
      <text:h text:style-name="Heading_20_1" text:outline-level="1"><text:span text:style-name="Strong_20_Emphasis">Los individuos</text:span></text:h>
      <text:p text:style-name="Text_20_body">El sistema que hemos observado en el experimento del laberinto está compuesto exclusivamente por individuos. No hay ningún otro elemento actuando en la maquinaria del cálculo: no existe un centro de control, ni un supervisor externo, ni una inteligencia separada que dirija el proceso. Solo individuos, cada uno ejecutando su ciclo vital, cada uno avanzando un pequeño paso en la exploración del espacio de posibilidades. Y, sin embargo, el resultado final —la resolución del problema, el aprendizaje acumulado, la evolución de la especie— no pertenece a ninguno de ellos. Surge del conjunto. Es obra del sistema.</text:p>
      <text:p text:style-name="Text_20_body">Esta constatación nos obliga a revisar nuestras intuiciones más arraigadas sobre lo que es un individuo y sobre el papel que desempeña dentro de la vida. En nuestra experiencia cotidiana, tendemos a pensar que cada ser viviente es una entidad autónoma, completa en sí misma, cuyo propósito es vivir su propia vida. Desde esa perspectiva, la vida aparece como una propiedad que “anima” a los organismos, pero no como algo que exista por sí mismo. Y, en consecuencia, solemos imaginar que los individuos son independientes, que cada uno sigue su propio camino, que cada uno es dueño de su destino. Incluso llegamos a pensar que unas especies son más importantes que otras, como si la vida estuviera jerarquizada desde arriba.</text:p>
      <text:p text:style-name="Text_20_body">Pero el experimento nos muestra otra cosa. Nos muestra que el individuo, lejos de ser una unidad autosuficiente, es un componente funcional dentro de un proceso mayor. Nos muestra que la independencia es solo aparente, porque cada individuo participa en una operación que lo trasciende. Y nos muestra que la vida no es una característica de los seres vivientes, sino una entidad real, un sistema que utiliza a los individuos como nodos de una red de cálculo distribuido.</text:p>
      <text:p text:style-name="Text_20_body">En el experimento, los individuos han sido reducidos a su forma más elemental. No necesitan órganos, ni metabolismo, ni sentidos, ni comportamientos complejos. El cálculo que realiza el sistema no requiere nada de eso. Solo necesita tres elementos: la información relacionada con el problema, el método de transformación que permite generar variaciones, y el mecanismo de reproducción que crea nuevas instancias. Todo esto está contenido en el ADN. Por eso, en nuestro modelo, un individuo puede reducirse a una cadena de ADN que se reproduce. Ese es el individuo mínimo necesario. Y esta reducción nos permite ver algo que normalmente queda oculto: desde el punto de vista del sistema, no <text:soft-page-break/>existe diferencia esencial entre individuos de distintas especies. Todos cumplen la misma función lógica. Todos son operadores del mismo proceso.</text:p>
      <text:p text:style-name="Text_20_body">El sistema avanza generación tras generación. Para que el cálculo progrese, es necesario crear nuevos individuos, y cada uno de ellos debe ser diferente. No existen dos individuos realizando exactamente el mismo trabajo. Cada uno inicia la exploración de una nueva rama del espacio de posibilidades. Cuantos más individuos existen, más caminos se exploran en paralelo. La potencia del sistema crece proporcionalmente con el número de individuos. La diversidad no es un accidente: es el motor del aprendizaje.</text:p>
      <text:p text:style-name="Text_20_body">Esto nos revela que la independencia del individuo es una ilusión. Cada individuo es un agente local, un nodo de la red, una instancia temporal del proceso. Su existencia tiene sentido solo dentro del sistema. Y, sin embargo, esta afirmación no disminuye su importancia. Al contrario: la función del individuo es tan esencial que el sistema entero depende de él. Sin individuos no hay cálculo, no hay variación, no hay aprendizaje, no hay vida.</text:p>
      <text:p text:style-name="Text_20_body">Pero hay algo aún más sorprendente. El individuo no solo es un componente del sistema: también es el sistema mismo. Basta una sola instancia que se reproduzca para generar toda la estructura completa. Un único individuo contiene en su ADN toda la información necesaria para relanzar el proceso desde cero. En nuestro experimento, la especie entera se inicia con un solo individuo, y a partir de él surge toda la población. Cada nuevo individuo es, en cierto sentido, el primero de una nueva especie, porque su ADN contiene una combinación única de información. Con el tiempo, esta población inicial se diversifica, se ramifica, se expande, formando una biomasa con una enorme variedad genética. Un solo individuo, independientemente de la especie a la que pertenezca, tiene la capacidad de crear un mundo. Puede iniciar un nuevo universo viviente. Porque todo el sistema está codificado en una cadena de ADN, y una cadena de ADN que se reproduce pone en marcha el proceso de la vida.</text:p>
      <text:p text:style-name="Text_20_body">El experimento nos muestra también un ejemplo claro de aprendizaje y evolución. El último individuo conoce la solución al problema. Conoce el camino que va desde la entrada hasta la salida del laberinto. Esto significa que sabe algo que el primero no sabía. Y esa información ha quedado grabada en su ADN. El sistema ha aprendido. La especie ha evolucionado. El último individuo no es igual que el primero. No solo es diferente porque todos lo son, sino porque posee un conocimiento nuevo, un conocimiento funcional, como el que permite a una bacteria sobrevivir a un antibiótico.</text:p>
      <text:p text:style-name="Text_20_body">Y este conocimiento no surge de la nada. Es el resultado de la acumulación de experiencias a lo largo de muchas generaciones. Cada individuo aporta su vivencia, su pequeño fragmento de exploración, su contribución al mapa del espacio de posibilidades. Generación tras generación, los individuos van almacenando su experiencia en la cadena de ADN. La información que posee el último es el legado de todos los que lo han precedido. Sus antepasados ya no están: han sido eliminados del sistema. Pero algo de ellos permanece. Su experiencia sobrevive. Su contribución continúa activa en los individuos que siguen explorando.</text:p>
      <text:p text:style-name="Text_20_body">Esta idea tiene una resonancia filosófica profunda. Nos muestra que la vida no es una colección de seres aislados, sino un proceso continuo que atraviesa a los individuos. Nos muestra que cada uno de nosotros es un instante dentro de un flujo mayor. Y nos muestra que algo de cada individuo trasciende su existencia temporal. No en un sentido metafórico, sino en un sentido literal: su experiencia queda <text:soft-page-break/>inscrita en la memoria del sistema. Su vida deja una huella que otros continuarán. En este sentido, la evolución no es una teoría abstracta: es la consecuencia inevitable de la acumulación de experiencias individuales. Y esta acumulación es, de algún modo, una forma de alcanzar la vida eterna. No como individuos aislados, sino como parte de un proceso que nunca se detiene.</text:p>
      <text:p text:style-name="Horizontal_20_Line"/>
      <text:p text:style-name="Text_20_body">Si quieres, podemos pulir el tono, hacerlo más poético, más técnico o más narrativo. También podemos integrarlo directamente en el capítulo y preparar la transición hacia el siguiente aparta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15T15:03:35.308000000</meta:creation-date>
    <dc:date>2026-03-15T15:52:34.574000000</dc:date>
    <meta:editing-duration>PT46M45S</meta:editing-duration>
    <meta:editing-cycles>2</meta:editing-cycles>
    <meta:generator>LibreOffice/7.3.5.2$Windows_X86_64 LibreOffice_project/184fe81b8c8c30d8b5082578aee2fed2ea847c01</meta:generator>
    <meta:document-statistic meta:table-count="0" meta:image-count="0" meta:object-count="0" meta:page-count="5" meta:paragraph-count="70" meta:word-count="1979" meta:character-count="12158" meta:non-whitespace-character-count="10247"/>
  </office:meta>
</office:document-meta>
</file>